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31cm" fo:padding-top="0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80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216cm" style:use-optimal-column-width="false"/>
    </style:style>
    <style:style style:name="co6" style:family="table-column">
      <style:table-column-properties style:column-width="6.917cm" style:use-optimal-column-width="false"/>
    </style:style>
    <style:style style:name="co7" style:family="table-column">
      <style:table-column-properties style:column-width="11.121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811cm"/>
    </style:style>
    <style:style style:name="ro6" style:family="table-row">
      <style:table-row-properties style:row-height="1.153cm"/>
    </style:style>
    <style:style style:name="ro7" style:family="table-row">
      <style:table-row-properties style:row-height="0.713cm"/>
    </style:style>
    <style:style style:name="ro8" style:family="table-row">
      <style:table-row-properties style:row-height="0.762cm"/>
    </style:style>
    <style:style style:name="ro9" style:family="table-row">
      <style:table-row-properties style:row-height="0.709cm"/>
    </style:style>
    <style:style style:name="ro10" style:family="table-row">
      <style:table-row-properties style:row-height="0.725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top="0cm" fo:margin-bottom="0cm" fo:line-height="100%"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7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8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 style:punctuation-wrap="hanging" style:writing-mode="lr-tb"/>
      <style:text-properties fo:font-size="10pt" style:font-size-asian="10pt" style:font-size-complex="10pt" fo:hyphenate="false"/>
    </style:style>
    <style:style style:name="ce10" style:family="table-cell">
      <style:graphic-properties style:repeat="repeat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punctuation-wrap="hanging" style:writing-mode="lr-tb"/>
      <style:text-properties fo:hyphenate="false"/>
    </style:style>
    <style:style style:name="P15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7" style:family="paragraph">
      <style:paragraph-properties fo:margin-top="0cm" fo:margin-bottom="0cm" fo:line-height="100%"/>
    </style:style>
    <style:style style:name="P18" style:family="paragraph">
      <style:paragraph-properties fo:margin-top="0cm" fo:margin-bottom="0.305cm"/>
    </style:style>
    <style:style style:name="P19" style:family="paragraph">
      <style:paragraph-properties fo:margin-top="0cm" fo:margin-bottom="0.305cm"/>
      <style:text-properties fo:font-size="18pt"/>
    </style:style>
    <style:style style:name="P20" style:family="paragraph">
      <style:paragraph-properties fo:margin-top="0cm" fo:margin-bottom="0.66cm"/>
      <style:text-properties fo:font-size="18pt"/>
    </style:style>
    <style:style style:name="P21" style:family="paragraph">
      <style:paragraph-properties fo:margin-top="0cm" fo:margin-bottom="0.102cm"/>
    </style:style>
    <style:style style:name="P22" style:family="paragraph">
      <style:paragraph-properties fo:margin-top="0cm" fo:margin-bottom="0.102cm"/>
      <style:text-properties fo:font-size="18pt"/>
    </style:style>
    <style:style style:name="P23" style:family="paragraph">
      <style:paragraph-properties fo:margin-top="0cm" fo:margin-bottom="0.203cm"/>
    </style:style>
    <style:style style:name="P24" style:family="paragraph">
      <style:paragraph-properties fo:margin-top="0cm" fo:margin-bottom="0.152cm"/>
    </style:style>
    <style:style style:name="P25" style:family="paragraph">
      <style:paragraph-properties fo:text-align="center"/>
      <style:text-properties fo:font-size="18pt"/>
    </style:style>
    <style:style style:name="P26" style:family="paragraph">
      <style:paragraph-properties fo:margin-top="0cm" fo:margin-bottom="0.66cm"/>
    </style:style>
    <style:style style:name="P27" style:family="paragraph">
      <style:paragraph-properties fo:margin-top="0cm" fo:margin-bottom="0.203cm"/>
      <style:text-properties fo:font-size="18pt"/>
    </style:style>
    <style:style style:name="P28" style:family="paragraph">
      <style:paragraph-properties fo:margin-top="0cm" fo:margin-bottom="0.152cm"/>
      <style:text-properties fo:font-size="11pt" style:font-size-asian="11pt" style:font-size-complex="11pt"/>
    </style:style>
    <style:style style:name="P29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1.176cm" svg:height="2.16cm" svg:x="8.258cm" svg:y="0.678cm">
          <text:p text:style-name="P10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4.253cm" svg:height="14.581cm" svg:x="1.654cm" svg:y="2.436cm">
          <table:table table:template-name="bl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7"><text:span text:style-name="T7">Name</text:span></text:p>
              </table:table-cell>
              <table:table-cell>
                <text:p text:style-name="P7"><text:span text:style-name="T8">Size</text:span></text:p>
              </table:table-cell>
              <table:table-cell>
                <text:p text:style-name="P7"><text:span text:style-name="T8">Common</text:span></text:p>
              </table:table-cell>
            </table:table-row>
            <table:table-row table:style-name="ro6" table:default-cell-style-name="ce4">
              <table:table-cell>
                <text:p text:style-name="P11"><text:span text:style-name="T9">Initial_Code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9">第一次初始時使用，當這個值不等於 </text:span><text:span text:style-name="T9">0x5AA5AA55 </text:span><text:span text:style-name="T9">時，表示需要初始 </text:span><text:span text:style-name="T9">Setting </text:span><text:span text:style-name="T9">區塊</text:span></text:p>
              </table:table-cell>
            </table:table-row>
            <table:table-row table:style-name="ro6" table:default-cell-style-name="ce5">
              <table:table-cell>
                <text:p text:style-name="P11"><text:span text:style-name="T9">Magic_Code</text:span></text:p>
              </table:table-cell>
              <table:table-cell>
                <text:p text:style-name="P11"><text:span text:style-name="T9">16 Bytes</text:span></text:p>
              </table:table-cell>
              <table:table-cell>
                <text:p text:style-name="P11"><text:span text:style-name="T9">在 </text:span><text:span text:style-name="T9">eMMC </text:span><text:span text:style-name="T9">內用來檢查外部裝置是否有相同的 </text:span><text:span text:style-name="T9">Magic Code</text:span><text:span text:style-name="T9">，若有則載入外部裝置的 </text:span><text:span text:style-name="T9">Kernel </text:span><text:span text:style-name="T9">和 </text:span><text:span text:style-name="T9">Ram Disk(root file system)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MAC1</text:span></text:p>
              </table:table-cell>
              <table:table-cell>
                <text:p text:style-name="P11"><text:span text:style-name="T9">8 Bytes</text:span></text:p>
              </table:table-cell>
              <table:table-cell>
                <text:p text:style-name="P11"><text:span text:style-name="T9">第一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1"><text:span text:style-name="T9">MAC2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二組網卡 </text:span><text:span text:style-name="T9">MAC Address</text:span></text:p>
              </table:table-cell>
            </table:table-row>
            <table:table-row table:style-name="ro7" table:default-cell-style-name="ce7">
              <table:table-cell table:style-name="ce4">
                <text:p text:style-name="P11"><text:span text:style-name="T9">MAC3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三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1"><text:span text:style-name="T9">MAC4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四組網卡 </text:span><text:span text:style-name="T9">MAC Address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Product_Name</text:span></text:p>
              </table:table-cell>
              <table:table-cell>
                <text:p text:style-name="P11"><text:span text:style-name="T9">128 Bytes</text:span></text:p>
              </table:table-cell>
              <table:table-cell>
                <text:p text:style-name="P11"><text:span text:style-name="T9">產品名稱</text:span></text:p>
              </table:table-cell>
            </table:table-row>
            <table:table-row table:style-name="ro7" table:default-cell-style-name="ce3">
              <table:table-cell>
                <text:p text:style-name="P7"><text:span text:style-name="T10">ProductSerialNO</text:span></text:p>
              </table:table-cell>
              <table:table-cell>
                <text:p text:style-name="P7"><text:span text:style-name="T10">64 Bytes</text:span></text:p>
              </table:table-cell>
              <table:table-cell>
                <text:p text:style-name="P7"><text:span text:style-name="T10">產品序號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9">BSP_Version</text:span></text:p>
              </table:table-cell>
              <table:table-cell>
                <text:p text:style-name="P11"><text:span text:style-name="T9">32 Bytes</text:span></text:p>
              </table:table-cell>
              <table:table-cell>
                <text:p text:style-name="P11"><text:span text:style-name="T9">BSP </text:span><text:span text:style-name="T9">版本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Password_Length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9">密碼長度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9">Password</text:span></text:p>
              </table:table-cell>
              <table:table-cell>
                <text:p text:style-name="P11"><text:span text:style-name="T9">32 Bytes</text:span></text:p>
              </table:table-cell>
              <table:table-cell>
                <text:p text:style-name="P11"><text:span text:style-name="T9">密碼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9">Function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11">功能開啟或關閉</text:span></text:p>
              </table:table-cell>
            </table:table-row>
            <table:table-row table:style-name="ro9" table:default-cell-style-name="ce5">
              <table:table-cell>
                <text:p text:style-name="P11"><text:span text:style-name="T11">Reserve</text:span></text:p>
              </table:table-cell>
              <table:table-cell>
                <text:p text:style-name="P11"><text:span text:style-name="T11">196 Bytes</text:span></text:p>
              </table:table-cell>
              <table:table-cell/>
            </table:table-row>
            <table:table-row table:style-name="ro7" table:default-cell-style-name="ce8">
              <table:table-cell>
                <text:p text:style-name="P13"><text:span text:style-name="T12">ProductSerialNO_Vendor</text:span></text:p>
              </table:table-cell>
              <table:table-cell table:style-name="ce9">
                <text:p text:style-name="P14"><text:span text:style-name="T9">64 Bytes</text:span></text:p>
              </table:table-cell>
              <table:table-cell>
                <text:p text:style-name="P13"><text:span text:style-name="T9">生產</text:span><text:span text:style-name="T9">_</text:span><text:span text:style-name="T9">產品序號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1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一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2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二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3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三組網卡 </text:span><text:span text:style-name="T9">MAC Address</text:span></text:p>
              </table:table-cell>
            </table:table-row>
            <table:table-row table:style-name="ro10" table:default-cell-style-name="ce4">
              <table:table-cell>
                <text:p text:style-name="P11"><text:span text:style-name="T13">ubMAC04_Vendor</text:span></text:p>
              </table:table-cell>
              <table:table-cell>
                <text:p text:style-name="P11"><text:span text:style-name="T9">8 Bytes</text:span></text:p>
              </table:table-cell>
              <table:table-cell table:style-name="ce7">
                <text:p text:style-name="P12"><text:span text:style-name="T9">生產</text:span><text:span text:style-name="T9">_</text:span><text:span text:style-name="T9">第四組網卡 </text:span><text:span text:style-name="T9">MAC Addres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7"><text:span text:style-name="T3">Bootsel file.</text:span></text:p>
          </draw:text-box>
        </draw:frame>
        <draw:frame draw:style-name="gr8" draw:text-style-name="P19" draw:layer="layout" svg:width="17.272cm" svg:height="8.355cm" svg:x="4.572cm" svg:y="4.826cm">
          <draw:text-box>
            <text:list text:style-name="L3">
              <text:list-item>
                <text:p text:style-name="P18"><text:span text:style-name="T14">Command :</text:span></text:p>
                <text:p text:style-name="P18"><text:span text:style-name="T14"><text:tab/></text:span><text:span text:style-name="T14">bootsel_set</text:span></text:p>
                <text:list>
                  <text:list-item>
                    <text:list>
                      <text:list-header>
                        <text:p text:style-name="P18"><text:span text:style-name="T14">setting_info</text:span></text:p>
                        <text:p text:style-name="P18"><text:span text:style-name="T14">env_reset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14">Setting initialize.</text:span></text:p>
              </text:list-item>
              <text:list-item>
                <text:p text:style-name="P18"><text:span text:style-name="T14">Read fec_mac to bootargs.</text:span></text:p>
              </text:list-item>
              <text:list-item>
                <text:p text:style-name="P18"><text:span text:style-name="T14">Check update function.</text:span></text:p>
              </text:list-item>
            </text:list>
            <text:p><text:span text:style-name="T14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7"><text:span text:style-name="T3">bootsel_set command.</text:span></text:p>
          </draw:text-box>
        </draw:frame>
        <draw:frame draw:style-name="gr8" draw:text-style-name="P20" draw:layer="layout" svg:width="17.272cm" svg:height="14.752cm" svg:x="4.064cm" svg:y="3.536cm">
          <draw:text-box>
            <text:p><text:span text:style-name="T14">bootsel_set - command formated</text:span></text:p>
            <text:p><text:span text:style-name="T14"><text:s text:c="4"/></text:span><text:span text:style-name="T14">&lt;class&gt; &lt;data&gt;</text:span></text:p>
            <text:p><text:span text:style-name="T14"><text:s text:c="4"/></text:span><text:span text:style-name="T14">&lt;class&gt; &lt;function&gt; &lt;enable/disable&gt;</text:span></text:p>
            <text:p><text:span text:style-name="T14">** function class **</text:span></text:p>
            <text:p><text:span text:style-name="T14"><text:s text:c="4"/></text:span><text:span text:style-name="T14">function password &lt;enable/disable&gt;</text:span></text:p>
            <text:p><text:span text:style-name="T14"><text:s text:c="4"/></text:span><text:span text:style-name="T14">function change <text:s text:c="2"/>&lt;enable/disable&gt;</text:span></text:p>
            <text:p><text:span text:style-name="T14"><text:s text:c="4"/></text:span><text:span text:style-name="T14">function extsd <text:s text:c="3"/>&lt;enable/disable&gt;</text:span></text:p>
            <text:p><text:span text:style-name="T14"><text:s text:c="4"/></text:span><text:span text:style-name="T14">function usb <text:s text:c="5"/>&lt;enable/disable&gt;</text:span></text:p>
            <text:p><text:span text:style-name="T14"><text:s text:c="4"/></text:span><text:span text:style-name="T14">function menu <text:s text:c="4"/>&lt;enable/disable&gt;</text:span></text:p>
            <text:p><text:span text:style-name="T14">** MAC class **</text:span></text:p>
            <text:p><text:span text:style-name="T14"><text:s text:c="4"/></text:span><text:span text:style-name="T14">mac 0 &lt;000000000000&gt;</text:span></text:p>
            <text:p><text:span text:style-name="T14"><text:s text:c="4"/></text:span><text:span text:style-name="T14">mac 1 &lt;000000000000&gt;</text:span></text:p>
            <text:p><text:span text:style-name="T14"><text:s text:c="4"/></text:span><text:span text:style-name="T14">mac 2 &lt;000000000000&gt;</text:span></text:p>
            <text:p><text:span text:style-name="T14"><text:s text:c="4"/></text:span><text:span text:style-name="T14">mac 3 &lt;000000000000&gt;</text:span></text:p>
            <text:p><text:span text:style-name="T14">** menu class **</text:span></text:p>
            <text:p><text:span text:style-name="T14"><text:s text:c="4"/></text:span><text:span text:style-name="T14">menu update</text:span></text:p>
            <text:p><text:span text:style-name="T14"><text:s text:c="4"/></text:span><text:span text:style-name="T14">menu recovery</text:span></text:p>
            <text:p><text:span text:style-name="T14"><text:s text:c="4"/></text:span><text:span text:style-name="T14">menu android_recovery</text:span></text:p>
            <text:p><text:span text:style-name="T14"><text:s text:c="4"/></text:span><text:span text:style-name="T14">menu password_change</text:span></text:p>
            <text:p><text:span text:style-name="T14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17"><text:span text:style-name="T3">setting_info command.</text:span></text:p>
          </draw:text-box>
        </draw:frame>
        <draw:frame draw:style-name="gr9" draw:text-style-name="P22" draw:layer="layout" svg:width="23.368cm" svg:height="15.196cm" svg:x="2.794cm" svg:y="3.302cm">
          <draw:text-box>
            <text:p text:style-name="P21"><text:span text:style-name="T15">ulCheckCode:5AA5AA55</text:span></text:p>
            <text:p text:style-name="P21"><text:span text:style-name="T15">ubMagicCode:0x10,0x01,0xC0,0x34,0x00,0x00,0x71,0x00,0x00,0xA0,0x00,0xDF,0x00,0x17,0x00,0x00</text:span></text:p>
            <text:p text:style-name="P21"><text:span text:style-name="T15">ubMAC00:12:34:56:78:90:13:01:00</text:span></text:p>
            <text:p text:style-name="P21"><text:span text:style-name="T15">ubMAC01:00:00:00:00:00:00:00:00</text:span></text:p>
            <text:p text:style-name="P21"><text:span text:style-name="T15">ubMAC02:00:00:00:00:00:00:00:00</text:span></text:p>
            <text:p text:style-name="P21"><text:span text:style-name="T15">ubMAC03:00:00:00:00:00:00:00:00</text:span></text:p>
            <text:p text:style-name="P21"><text:span text:style-name="T15">Product Name:</text:span></text:p>
            <text:p text:style-name="P21"><text:span text:style-name="T15">Product Serial:</text:span></text:p>
            <text:p text:style-name="P21"><text:span text:style-name="T15">BSP Version:</text:span></text:p>
            <text:p text:style-name="P21"><text:span text:style-name="T15">function password : enable </text:span></text:p>
            <text:p text:style-name="P21"><text:span text:style-name="T15">function change : enable </text:span></text:p>
            <text:p text:style-name="P21"><text:span text:style-name="T15">function extsd : enable </text:span></text:p>
            <text:p text:style-name="P21"><text:span text:style-name="T15">function usb : disable </text:span></text:p>
            <text:p text:style-name="P21"><text:span text:style-name="T15">function menu : enable </text:span></text:p>
            <text:p text:style-name="P21"><text:span text:style-name="T15">function storage : disable </text:span></text:p>
            <text:p text:style-name="P21"><text:span text:style-name="T15">ubMAC00_Vendor:00:00:00:00:00:00:00:00</text:span></text:p>
            <text:p text:style-name="P21"><text:span text:style-name="T15">ubMAC01_Vendor:00:00:00:00:00:00:00:00</text:span></text:p>
            <text:p text:style-name="P21"><text:span text:style-name="T15">ubMAC02_Vendor:00:00:00:00:00:00:00:00</text:span></text:p>
            <text:p text:style-name="P21"><text:span text:style-name="T15">ubMAC03_Vendor:00:00:00:00:00:00:00:00</text:span></text:p>
            <text:p text:style-name="P21"><text:span text:style-name="T15">Product Serial_Vendor:</text:span></text:p>
            <text:p text:style-name="P21"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7"><text:span text:style-name="T3">Boosel Start</text:span></text:p>
          </draw:text-box>
        </draw:frame>
        <draw:frame draw:style-name="gr10" draw:text-style-name="P23" draw:layer="layout" svg:width="15.748cm" svg:height="7.207cm" svg:x="5.842cm" svg:y="4.572cm">
          <draw:text-box>
            <text:p text:style-name="P23">Arch/arm/cpu/**/Start.S</text:p>
            <text:p text:style-name="P23">Arch/arm/lib/crt*.S</text:p>
            <text:p text:style-name="P23">Common/board_f.c</text:p>
            <text:p text:style-name="P23">Common/board_r.c</text:p>
            <text:p text:style-name="P24"><text:tab/><text:tab/>Common/main_loop</text:p>
            <text:p text:style-name="P24"><text:tab/><text:tab/><text:tab/>Drivers/rtx/bootsel_init() ;</text:p>
            <text:p text:style-name="P24"><text:tab/><text:tab/><text:tab/>Drivers/rtx/bootsel_checkstorage() ;</text:p>
            <text:p text:style-name="P24"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xml:id="id1" draw:id="id1" draw:layer="layout" svg:width="7.126cm" svg:height="1.368cm" svg:x="9.384cm" svg:y="3.966cm">
          <text:p text:style-name="P7"><text:span text:style-name="T4">bootsel_init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2" draw:id="id2" draw:layer="layout" svg:width="9.062cm" svg:height="1.268cm" svg:x="8.418cm" svg:y="6.476cm">
          <text:p text:style-name="P7"><text:span text:style-name="T4">bootsel_adjust_bootarg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12.947cm" svg:y1="5.334cm" svg:x2="12.949cm" svg:y2="6.476cm" draw:start-shape="id1" draw:start-glue-point="2" draw:end-shape="id2" draw:end-glue-point="0" svg:d="M12947 5334v572h2v570" svg:viewBox="0 0 3 1143">
          <text:p/>
        </draw:connector>
        <draw:connector draw:style-name="gr14" draw:text-style-name="P13" draw:layer="layout" svg:x1="12.965cm" svg:y1="13.578cm" svg:x2="13.039cm" svg:y2="15.24cm" draw:start-shape="id3" draw:start-glue-point="6" draw:end-shape="id4" svg:d="M12965 13578v832h74v830" svg:viewBox="0 0 75 1663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init flow</text:span></text:p>
          </draw:text-box>
        </draw:frame>
        <draw:custom-shape draw:style-name="gr15" draw:text-style-name="P25" xml:id="id3" draw:id="id3" draw:layer="layout" svg:width="11.43cm" svg:height="2.032cm" svg:x="7.25cm" svg:y="11.546cm">
          <text:p text:style-name="P13"><text:span text:style-name="T14">Is bootselinfodata.ubMAC01[6] equal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12.965cm" svg:y1="10.304cm" svg:x2="12.965cm" svg:y2="11.546cm" draw:start-shape="id5" draw:start-glue-point="2" draw:end-shape="id3" draw:end-glue-point="4" svg:d="M12965 10304v1242" svg:viewBox="0 0 1 1243">
          <text:p/>
        </draw:connector>
        <draw:custom-shape draw:name="CustomShape 7" draw:style-name="gr12" draw:text-style-name="P8" xml:id="id5" draw:id="id5" draw:layer="layout" svg:width="7.366cm" svg:height="1.268cm" svg:x="9.282cm" svg:y="9.036cm">
          <text:p text:style-name="P7"><text:span text:style-name="T4">bootsel_set_fec_ma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3" draw:text-style-name="P13" draw:layer="layout" svg:x1="12.949cm" svg:y1="7.744cm" svg:x2="12.965cm" svg:y2="9.036cm" draw:start-shape="id2" draw:start-glue-point="2" draw:end-shape="id5" draw:end-glue-point="0" svg:d="M12949 7744v647h16v645" svg:viewBox="0 0 17 1293">
          <text:p/>
        </draw:connector>
        <draw:custom-shape draw:name="CustomShape 7" draw:style-name="gr12" draw:text-style-name="P8" xml:id="id4" draw:id="id4" draw:layer="layout" svg:width="8.482cm" svg:height="1.268cm" svg:x="8.798cm" svg:y="15.24cm">
          <text:p text:style-name="P13"><text:span text:style-name="T4">setenv( "fecmac_val" , setstr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8" xml:id="id6" draw:id="id6" draw:layer="layout" svg:width="7.126cm" svg:height="2.03cm" svg:x="9.384cm" svg:y="3.966cm">
          <text:p text:style-name="P7"><text:span text:style-name="T4">bootsel_checkstorage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7" draw:id="id7" draw:layer="layout" svg:width="9.062cm" svg:height="2.03cm" svg:x="8.418cm" svg:y="7.876cm">
          <text:p text:style-name="P7"><text:span text:style-name="T4">bootsel_checkstorage_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12.947cm" svg:y1="5.996cm" svg:x2="12.949cm" svg:y2="7.876cm" draw:start-shape="id6" draw:start-glue-point="2" draw:end-shape="id7" draw:end-glue-point="0" svg:d="M12947 5996v941h2v939" svg:viewBox="0 0 3 1881">
          <text:p/>
        </draw:connector>
        <draw:connector draw:style-name="gr14" draw:text-style-name="P13" draw:layer="layout" svg:x1="12.954cm" svg:y1="14.178cm" svg:x2="12.966cm" svg:y2="15.748cm" draw:start-shape="id8" draw:start-glue-point="6" draw:end-shape="id9" draw:end-glue-point="4" svg:d="M12954 14178v786h12v784" svg:viewBox="0 0 13 1571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checkstorage flow</text:span></text:p>
          </draw:text-box>
        </draw:frame>
        <draw:custom-shape draw:style-name="gr15" draw:text-style-name="P13" xml:id="id8" draw:id="id8" draw:layer="layout" svg:width="7.112cm" svg:height="2.032cm" svg:x="9.398cm" svg:y="12.146cm">
          <text:p text:style-name="P13">EXTSD en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12.949cm" svg:y1="9.906cm" svg:x2="12.954cm" svg:y2="12.146cm" draw:start-shape="id7" draw:start-glue-point="2" draw:end-shape="id8" draw:end-glue-point="4" svg:d="M12949 9906v1121h5v1119" svg:viewBox="0 0 6 2241">
          <text:p/>
        </draw:connector>
        <draw:connector draw:style-name="gr14" draw:text-style-name="P13" draw:layer="layout" svg:x1="16.51cm" svg:y1="13.162cm" svg:x2="19.05cm" svg:y2="13.174cm" draw:start-shape="id8" draw:start-glue-point="7" draw:end-shape="id10" draw:end-glue-point="6" svg:d="M16510 13162h1271v12h1269" svg:viewBox="0 0 2541 13">
          <text:p text:style-name="P13">Yes</text:p>
        </draw:connector>
        <draw:custom-shape draw:style-name="gr15" draw:text-style-name="P13" xml:id="id9" draw:id="id9" draw:layer="layout" svg:width="1.778cm" svg:height="1.778cm" svg:x="12.077cm" svg:y="15.748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0" draw:id="id10" draw:layer="layout" svg:width="1.778cm" svg:height="1.778cm" svg:x="19.05cm" svg:y="12.285cm">
          <text:p text:style-name="P1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12" draw:id="id12" draw:layer="layout" svg:width="10.332cm" svg:height="2.03cm" svg:x="2.53cm" svg:y="6.35cm">
          <text:p text:style-name="P7"><text:span text:style-name="T4">bootsel_load_system_from_e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7.701cm" svg:y1="5.334cm" svg:x2="7.696cm" svg:y2="6.35cm" draw:start-shape="id11" draw:start-glue-point="8" draw:end-shape="id12" draw:end-glue-point="0" svg:d="M7701 5334v509h-5v507" svg:viewBox="0 0 6 1017">
          <text:p/>
        </draw:connector>
        <draw:connector draw:style-name="gr14" draw:text-style-name="P13" draw:layer="layout" svg:x1="7.701cm" svg:y1="11.43cm" svg:x2="7.694cm" svg:y2="13.194cm" draw:start-shape="id13" draw:start-glue-point="6" draw:end-shape="id14" draw:end-glue-point="0" svg:d="M7701 11430v883h-7v881" svg:viewBox="0 0 8 176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checkstorage flow(cnt.1)</text:span></text:p>
          </draw:text-box>
        </draw:frame>
        <draw:custom-shape draw:name="CustomShape 7" draw:style-name="gr12" draw:text-style-name="P8" xml:id="id14" draw:id="id14" draw:layer="layout" svg:width="9.062cm" svg:height="2.03cm" svg:x="3.163cm" svg:y="13.19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5" draw:text-style-name="P13" xml:id="id13" draw:id="id13" draw:layer="layout" svg:width="11.43cm" svg:height="2.032cm" svg:x="1.986cm" svg:y="9.398cm">
          <text:p text:style-name="P13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3" xml:id="id15" draw:id="id15" draw:layer="layout" svg:width="7.728cm" svg:height="5.334cm" svg:x="13.862cm" svg:y="11.576cm">
          <text:p text:style-name="P13">Check and load :</text:p>
          <text:p text:style-name="P13">check_code</text:p>
          <text:p text:style-name="P13">uImage-recovery</text:p>
          <text:p text:style-name="P13">uramdisk-recovery.img</text:p>
          <text:p text:style-name="P13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7.696cm" svg:y1="8.38cm" svg:x2="7.701cm" svg:y2="9.398cm" draw:start-shape="id12" draw:start-glue-point="2" draw:end-shape="id13" svg:d="M7696 8380v510h5v508" svg:viewBox="0 0 6 1019">
          <text:p/>
        </draw:connector>
        <draw:connector draw:style-name="gr13" draw:text-style-name="P13" draw:layer="layout" svg:x1="12.225cm" svg:y1="14.209cm" svg:x2="13.862cm" svg:y2="14.243cm" draw:start-shape="id14" draw:start-glue-point="1" draw:end-shape="id15" draw:end-glue-point="5" svg:d="M12225 14209h955v34h682" svg:viewBox="0 0 1638 35">
          <text:p/>
        </draw:connector>
        <draw:connector draw:style-name="gr14" draw:text-style-name="P13" draw:layer="layout" svg:x1="21.59cm" svg:y1="14.243cm" svg:x2="23.495cm" svg:y2="11.23cm" draw:start-shape="id15" draw:start-glue-point="7" draw:end-shape="id16" draw:end-glue-point="8" svg:d="M21590 14243h1905v-3013" svg:viewBox="0 0 1906 3014">
          <text:p text:style-name="P13">Fail</text:p>
        </draw:connector>
        <draw:custom-shape draw:style-name="gr15" draw:text-style-name="P13" xml:id="id16" draw:id="id16" draw:layer="layout" svg:width="1.778cm" svg:height="1.778cm" svg:x="22.606cm" svg:y="9.452cm">
          <text:p text:style-name="P13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1.778cm" svg:height="1.778cm" svg:x="6.812cm" svg:y="3.556cm">
          <text:p text:style-name="P1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svg:x1="13.416cm" svg:y1="10.414cm" svg:x2="15.748cm" svg:y2="6.857cm" draw:start-shape="id13" draw:start-glue-point="7" draw:end-shape="id17" draw:end-glue-point="3" svg:d="M13416 10414h1170v-3557h1162" svg:viewBox="0 0 2333 3558">
          <text:p text:style-name="P13">Yes</text:p>
        </draw:connector>
        <draw:custom-shape draw:name="CustomShape 7" draw:style-name="gr12" draw:text-style-name="P8" xml:id="id17" draw:id="id17" draw:layer="layout" svg:width="3.982cm" svg:height="2.03cm" svg:x="15.748cm" svg:y="5.842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4" draw:text-style-name="P13" draw:layer="layout" svg:x1="17.726cm" svg:y1="11.576cm" svg:x2="17.739cm" svg:y2="7.872cm" draw:start-shape="id15" draw:start-glue-point="4" draw:end-shape="id17" draw:end-glue-point="2" svg:d="M17726 11576v-1851h13v-1853" svg:viewBox="0 0 14 3705">
          <text:p text:style-name="P13">Success</text:p>
        </draw:connecto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19" draw:id="id19" draw:layer="layout" svg:width="10.332cm" svg:height="2.03cm" svg:x="6.453cm" svg:y="6.35cm">
          <text:p text:style-name="P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11.624cm" svg:y1="5.334cm" svg:x2="11.619cm" svg:y2="6.35cm" draw:start-shape="id18" draw:start-glue-point="8" draw:end-shape="id19" draw:end-glue-point="0" svg:d="M11624 5334v509h-5v507" svg:viewBox="0 0 6 1017">
          <text:p/>
        </draw:connector>
        <draw:connector draw:style-name="gr14" draw:text-style-name="P13" draw:layer="layout" svg:x1="11.624cm" svg:y1="12.13cm" svg:x2="11.623cm" svg:y2="14.371cm" draw:start-shape="id20" draw:start-glue-point="6" draw:end-shape="id21" draw:end-glue-point="4" svg:d="M11624 12130v1121h-1v1120" svg:viewBox="0 0 2 2242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checkstorage flow(cnt.2)</text:span></text:p>
          </draw:text-box>
        </draw:frame>
        <draw:custom-shape draw:style-name="gr15" draw:text-style-name="P13" xml:id="id20" draw:id="id20" draw:layer="layout" svg:width="11.43cm" svg:height="2.032cm" svg:x="5.909cm" svg:y="10.098cm">
          <text:p text:style-name="P13">Load kernel,DTB and Ramdisk success?</text:p>
          <text:p text:style-name="P13">(from boot dev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11.619cm" svg:y1="8.38cm" svg:x2="11.624cm" svg:y2="10.098cm" draw:start-shape="id19" draw:start-glue-point="2" draw:end-shape="id20" svg:d="M11619 8380v860h5v858" svg:viewBox="0 0 6 1719">
          <text:p/>
        </draw:connector>
        <draw:custom-shape draw:style-name="gr15" draw:text-style-name="P13" xml:id="id21" draw:id="id21" draw:layer="layout" svg:width="1.778cm" svg:height="1.778cm" svg:x="10.734cm" svg:y="14.371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8" draw:id="id18" draw:layer="layout" svg:width="1.778cm" svg:height="1.778cm" svg:x="10.735cm" svg:y="3.556cm">
          <text:p text:style-name="P13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svg:x1="17.339cm" svg:y1="11.114cm" svg:x2="19.753cm" svg:y2="11.113cm" draw:start-shape="id20" draw:start-glue-point="7" draw:end-shape="id22" draw:end-glue-point="3" svg:d="M17339 11114h1211v-1h1203" svg:viewBox="0 0 2415 2">
          <text:p text:style-name="P13">Yes</text:p>
        </draw:connector>
        <draw:custom-shape draw:name="CustomShape 7" draw:style-name="gr12" draw:text-style-name="P8" xml:id="id22" draw:id="id22" draw:layer="layout" svg:width="3.982cm" svg:height="2.03cm" svg:x="19.753cm" svg:y="10.098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24" draw:id="id24" draw:layer="layout" svg:width="7.884cm" svg:height="1.524cm" svg:x="2.23cm" svg:y="5.588cm">
          <text:p text:style-name="P7"><text:span text:style-name="T4">bootsel_checkstorage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6.223cm" svg:y1="4.826cm" svg:x2="6.172cm" svg:y2="5.588cm" draw:start-shape="id23" draw:start-glue-point="8" draw:end-shape="id24" draw:end-glue-point="0" svg:d="M6223 4826v382h-51v380" svg:viewBox="0 0 52 763">
          <text:p/>
        </draw:connector>
        <draw:connector draw:style-name="gr14" draw:text-style-name="P13" draw:layer="layout" svg:x1="6.685cm" svg:y1="15.24cm" svg:x2="6.699cm" svg:y2="16.564cm" draw:start-shape="id25" draw:start-glue-point="6" draw:end-shape="id26" draw:end-glue-point="0" svg:d="M6685 15240v663h14v661" svg:viewBox="0 0 15 132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checkstorage flow(cnt.3)</text:span></text:p>
          </draw:text-box>
        </draw:frame>
        <draw:custom-shape draw:name="CustomShape 7" draw:style-name="gr12" draw:text-style-name="P8" xml:id="id26" draw:id="id26" draw:layer="layout" svg:width="9.062cm" svg:height="1.014cm" svg:x="2.168cm" svg:y="16.56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5" draw:text-style-name="P13" xml:id="id25" draw:id="id25" draw:layer="layout" svg:width="11.43cm" svg:height="2.032cm" svg:x="0.97cm" svg:y="13.208cm">
          <text:p text:style-name="P13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3" xml:id="id28" draw:id="id28" draw:layer="layout" svg:width="7.728cm" svg:height="5.334cm" svg:x="15.494cm" svg:y="12.192cm">
          <text:p text:style-name="P13">Check and load :</text:p>
          <text:p text:style-name="P13">check_code</text:p>
          <text:p text:style-name="P13">uImage-recovery</text:p>
          <text:p text:style-name="P13">uramdisk-recovery.img</text:p>
          <text:p text:style-name="P13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6.172cm" svg:y1="7.112cm" svg:x2="6.204cm" svg:y2="8.128cm" draw:start-shape="id24" draw:start-glue-point="2" draw:end-shape="id27" draw:end-glue-point="4" svg:d="M6172 7112v509h32v507" svg:viewBox="0 0 33 1017">
          <text:p/>
        </draw:connector>
        <draw:connector draw:style-name="gr13" draw:text-style-name="P13" draw:layer="layout" svg:x1="11.23cm" svg:y1="17.071cm" svg:x2="15.494cm" svg:y2="14.859cm" draw:start-shape="id26" draw:start-glue-point="1" draw:end-shape="id28" draw:end-glue-point="5" svg:d="M11230 17071h2269v-2212h1995" svg:viewBox="0 0 4265 2213">
          <text:p/>
        </draw:connector>
        <draw:connector draw:style-name="gr14" draw:text-style-name="P13" draw:layer="layout" svg:x1="23.222cm" svg:y1="14.859cm" svg:x2="25.019cm" svg:y2="12.192cm" draw:start-shape="id28" draw:start-glue-point="7" draw:end-shape="id29" draw:end-glue-point="8" svg:d="M23222 14859h1797v-2667" svg:viewBox="0 0 1798 2668">
          <text:p text:style-name="P13">Fail</text:p>
        </draw:connector>
        <draw:custom-shape draw:style-name="gr15" draw:text-style-name="P13" xml:id="id29" draw:id="id29" draw:layer="layout" svg:width="1.778cm" svg:height="1.778cm" svg:x="24.13cm" svg:y="10.414cm">
          <text:p text:style-name="P13">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23" draw:id="id23" draw:layer="layout" svg:width="1.778cm" svg:height="1.778cm" svg:x="5.334cm" svg:y="3.048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svg:x1="8.744cm" svg:y1="8.763cm" svg:x2="13.167cm" svg:y2="7.618cm" draw:start-shape="id27" draw:start-glue-point="7" draw:end-shape="id30" draw:end-glue-point="2" svg:d="M8744 8763h4423v-1145" svg:viewBox="0 0 4424 1146">
          <text:p text:style-name="P13">No</text:p>
        </draw:connector>
        <draw:custom-shape draw:name="CustomShape 7" draw:style-name="gr12" draw:text-style-name="P8" xml:id="id31" draw:id="id31" draw:layer="layout" svg:width="3.982cm" svg:height="2.03cm" svg:x="17.354cm" svg:y="7.366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4" draw:text-style-name="P13" draw:layer="layout" svg:x1="19.358cm" svg:y1="12.192cm" svg:x2="19.345cm" svg:y2="9.396cm" draw:start-shape="id28" draw:start-glue-point="4" draw:end-shape="id31" draw:end-glue-point="2" svg:d="M19358 12192v-1397h-13v-1399" svg:viewBox="0 0 14 2797">
          <text:p text:style-name="P13">Success</text:p>
        </draw:connector>
        <draw:custom-shape draw:style-name="gr15" draw:text-style-name="P25" xml:id="id27" draw:id="id27" draw:layer="layout" svg:width="5.08cm" svg:height="1.27cm" svg:x="3.664cm" svg:y="8.128cm">
          <text:p text:style-name="P13"><text:span text:style-name="T14">USB 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7" draw:style-name="gr12" draw:text-style-name="P8" xml:id="id30" draw:id="id30" draw:layer="layout" svg:width="3.982cm" svg:height="2.03cm" svg:x="11.176cm" svg:y="5.588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2" draw:text-style-name="P8" xml:id="id32" draw:id="id32" draw:layer="layout" svg:width="7.884cm" svg:height="1.524cm" svg:x="2.276cm" svg:y="10.668cm">
          <text:p text:style-name="P7"><text:span text:style-name="T4">bootsel_load_system_from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4" draw:text-style-name="P13" draw:layer="layout" svg:x1="6.204cm" svg:y1="9.398cm" svg:x2="6.218cm" svg:y2="10.668cm" draw:start-shape="id27" draw:start-glue-point="6" draw:end-shape="id32" svg:d="M6204 9398v636h14v634" svg:viewBox="0 0 15 1271">
          <text:p text:style-name="P13">Yes</text:p>
        </draw:connector>
        <draw:connector draw:style-name="gr13" draw:text-style-name="P13" draw:layer="layout" svg:x1="6.218cm" svg:y1="12.192cm" svg:x2="6.685cm" svg:y2="13.208cm" draw:start-shape="id32" draw:start-glue-point="2" draw:end-shape="id25" draw:end-glue-point="4" svg:d="M6218 12192v509h467v507" svg:viewBox="0 0 468 1017">
          <text:p/>
        </draw:connector>
        <draw:connector draw:style-name="gr14" draw:text-style-name="P13" draw:layer="layout" svg:x1="12.4cm" svg:y1="14.224cm" svg:x2="17.354cm" svg:y2="8.381cm" draw:start-shape="id25" draw:start-glue-point="7" draw:end-shape="id31" draw:end-glue-point="3" svg:d="M12400 14224h2481v-5843h2473" svg:viewBox="0 0 4955 5844">
          <text:p text:style-name="P13">Yes</text:p>
        </draw:connector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2" draw:text-style-name="P8" xml:id="id34" draw:id="id34" draw:layer="layout" svg:width="10.332cm" svg:height="2.03cm" svg:x="7.23cm" svg:y="6.65cm">
          <text:p text:style-name="P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3" draw:text-style-name="P13" draw:layer="layout" svg:x1="12.401cm" svg:y1="5.634cm" svg:x2="12.396cm" svg:y2="6.65cm" draw:start-shape="id33" draw:start-glue-point="8" draw:end-shape="id34" draw:end-glue-point="0" svg:d="M12401 5634v509h-5v507" svg:viewBox="0 0 6 1017">
          <text:p/>
        </draw:connector>
        <draw:connector draw:style-name="gr14" draw:text-style-name="P13" draw:layer="layout" svg:x1="12.401cm" svg:y1="11.73cm" svg:x2="12.391cm" svg:y2="13.494cm" draw:start-shape="id35" draw:start-glue-point="6" draw:end-shape="id36" draw:end-glue-point="0" svg:d="M12401 11730v883h-10v881" svg:viewBox="0 0 11 176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17"><text:span text:style-name="T3">bootsel_checkstorage flow(cnt.4)</text:span></text:p>
          </draw:text-box>
        </draw:frame>
        <draw:custom-shape draw:name="CustomShape 7" draw:style-name="gr12" draw:text-style-name="P8" xml:id="id36" draw:id="id36" draw:layer="layout" svg:width="4.457cm" svg:height="2.03cm" svg:x="10.163cm" svg:y="13.494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15" draw:text-style-name="P25" xml:id="id35" draw:id="id35" draw:layer="layout" svg:width="11.43cm" svg:height="2.032cm" svg:x="6.686cm" svg:y="9.698cm">
          <text:p text:style-name="P13"><text:span text:style-name="T14">Load kernel,DTB and Ramdisk success?</text:span></text:p>
          <text:p text:style-name="P13"><text:span text:style-name="T14">(USB is boot devic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3" draw:layer="layout" svg:x1="12.396cm" svg:y1="8.68cm" svg:x2="12.401cm" svg:y2="9.698cm" draw:start-shape="id34" draw:start-glue-point="2" draw:end-shape="id35" svg:d="M12396 8680v510h5v508" svg:viewBox="0 0 6 1019">
          <text:p/>
        </draw:connector>
        <draw:custom-shape draw:style-name="gr15" draw:text-style-name="P25" xml:id="id33" draw:id="id33" draw:layer="layout" svg:width="1.778cm" svg:height="1.778cm" svg:x="11.512cm" svg:y="3.856cm">
          <text:p text:style-name="P13"><text:span text:style-name="T14">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3" draw:layer="layout" svg:x1="18.116cm" svg:y1="10.714cm" svg:x2="20.53cm" svg:y2="10.713cm" draw:start-shape="id35" draw:start-glue-point="7" draw:end-shape="id37" draw:end-glue-point="3" svg:d="M18116 10714h1211v-1h1203" svg:viewBox="0 0 2415 2">
          <text:p text:style-name="P13">Yes</text:p>
        </draw:connector>
        <draw:custom-shape draw:name="CustomShape 7" draw:style-name="gr12" draw:text-style-name="P8" xml:id="id37" draw:id="id37" draw:layer="layout" svg:width="3.982cm" svg:height="2.03cm" svg:x="20.53cm" svg:y="9.698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17"><text:span text:style-name="T3">Filesystem engramdisk.img</text:span></text:p>
          </draw:text-box>
        </draw:frame>
        <draw:frame draw:style-name="gr16" draw:text-style-name="P27" draw:layer="layout" svg:width="20.828cm" svg:height="12.7cm" svg:x="3.616cm" svg:y="3.556cm">
          <draw:text-box>
            <text:p text:style-name="P23"><text:span text:style-name="T14">#rdisk_option : </text:span></text:p>
            <text:p text:style-name="P23"><text:span text:style-name="T14"><text:tab/></text:span><text:span text:style-name="T14">recovery =&gt; </text:span></text:p>
            <text:p text:style-name="P23"><text:span text:style-name="T14"><text:tab/></text:span><text:span text:style-name="T14"><text:tab/></text:span><text:span text:style-name="T14">bootsel_set menu recovery </text:span></text:p>
            <text:p text:style-name="P23"><text:span text:style-name="T14"><text:tab/></text:span><text:span text:style-name="T14"><text:tab/></text:span><text:span text:style-name="T14">load image from </text:span><text:span text:style-name="T4">bootsel_load_backupsystem function</text:span><text:span text:style-name="T14">.</text:span></text:p>
            <text:p text:style-name="P23"><text:span text:style-name="T14"><text:tab/></text:span><text:span text:style-name="T14">update =&gt; </text:span></text:p>
            <text:p text:style-name="P23"><text:span text:style-name="T14"><text:tab/></text:span><text:span text:style-name="T14"><text:tab/></text:span><text:span text:style-name="T14">bootsel_set menu update </text:span></text:p>
            <text:p text:style-name="P23"><text:span text:style-name="T14"><text:tab/></text:span><text:span text:style-name="T14"><text:tab/></text:span><text:span text:style-name="T14">load image is not from </text:span><text:span text:style-name="T4">bootsel_load_backupsystem function</text:span><text:span text:style-name="T14">.</text:span></text:p>
            <text:p text:style-name="P23"><text:span text:style-name="T14">#storage :</text:span></text:p>
            <text:p text:style-name="P23"><text:span text:style-name="T14"><text:tab/></text:span><text:span text:style-name="T14">mmc =&gt; load image from mmc.</text:span></text:p>
            <text:p text:style-name="P23"><text:span text:style-name="T14"><text:tab/></text:span><text:span text:style-name="T14">usb =&gt; load image from usb.</text:span></text:p>
            <text:p text:style-name="P23"><text:span text:style-name="T14"/></text:p>
            <text:p text:style-name="P26"><text:span text:style-name="T14">#mmcroot : filesystem mount pa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7"><text:span text:style-name="T3">How to Add board</text:span></text:p>
          </draw:text-box>
        </draw:frame>
        <draw:frame draw:style-name="gr17" draw:text-style-name="P20" draw:layer="layout" svg:width="23.368cm" svg:height="7.056cm" svg:x="2.032cm" svg:y="5.644cm">
          <draw:text-box>
            <text:list text:style-name="L4">
              <text:list-item>
                <text:p text:style-name="P26"><text:span text:style-name="T16">Configs/VENDOR_PCBA_SOC_DDR_DTB_CUSTOM_PRODUCT_SYSTEM_defconfig</text:span></text:p>
              </text:list-item>
              <text:list-item>
                <text:p text:style-name="P26"><text:span text:style-name="T14">Board/vendor/board fold</text:span></text:p>
              </text:list-item>
              <text:list-item>
                <text:p text:style-name="P26"><text:span text:style-name="T14">Arch/$(ARCH)/Kconfig : add vendor/Kconfig</text:span></text:p>
              </text:list-item>
            </text:list>
            <text:p text:style-name="P26"><text:span text:style-name="T14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7"><text:span text:style-name="T3">Config file</text:span></text:p>
          </draw:text-box>
        </draw:frame>
        <draw:frame draw:style-name="gr18" draw:text-style-name="P20" draw:layer="layout" svg:width="21.844cm" svg:height="9.494cm" svg:x="3.048cm" svg:y="4.572cm">
          <draw:text-box>
            <text:p text:style-name="P26"><text:span text:style-name="T14">Configs/VENDOR_PCBA_SOC_DDR_DTB_CUSTOM_PRODUCT_SYSTEM_defconfig</text:span></text:p>
            <text:p text:style-name="P26"><text:span text:style-name="T14">Example :</text:span></text:p>
            <text:p text:style-name="P26"><text:span text:style-name="T14"><text:tab/></text:span><text:span text:style-name="T14">rtx_a6_mx6q_micro1g_dtb_roymark_box_android_defconfig</text:span></text:p>
            <text:p text:style-name="P26"><text:span text:style-name="T14"><text:tab/></text:span><text:span text:style-name="T14">rtx_a6_mx6q_micro1g_null_roymark_tv_linux_defconfig</text:span></text:p>
            <text:p text:style-name="P26"><text:span text:style-name="T14"/></text:p>
            <text:p text:style-name="P26"><text:span text:style-name="T14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7"><text:span text:style-name="T3">Config file define</text:span></text:p>
          </draw:text-box>
        </draw:frame>
        <draw:frame draw:style-name="gr19" draw:text-style-name="P28" draw:layer="layout" svg:width="25.549cm" svg:height="13.817cm" svg:x="1.375cm" svg:y="3.201cm">
          <draw:text-box>
            <text:p text:style-name="P24"><text:span text:style-name="T17">CONFIG_SYS_EXTRA_OPTIONS="IMX_CONFIG=board/retronix/rtx_a6plus_mx6q/micron_ddr3_mx6q_1g.cfg,MX6Q,ANDROID_SUPPORT"</text:span></text:p>
            <text:p text:style-name="P24"><text:span text:style-name="T17">CONFIG_ARM=y</text:span></text:p>
            <text:p text:style-name="P24"><text:span text:style-name="T17">CONFIG_TARGET_RTX_A6PLUS_MX6Q=y</text:span></text:p>
            <text:p text:style-name="P24"><text:span text:style-name="T17">CONFIG_SYS_MALLOC_F=y</text:span></text:p>
            <text:p text:style-name="P24"><text:span text:style-name="T17">CONFIG_SYS_MALLOC_F_LEN=0x400</text:span></text:p>
            <text:p text:style-name="P24"><text:span text:style-name="T17">CONFIG_DM=y</text:span></text:p>
            <text:p text:style-name="P24"><text:span text:style-name="T17">CONFIG_DM_THERMAL=y</text:span></text:p>
            <text:p text:style-name="P24"><text:span text:style-name="T17">CONFIG_EXTRA_ENV_USE_DTB=n</text:span></text:p>
            <text:p text:style-name="P24"><text:span text:style-name="T17">CONFIG_BOOTARGS_GEN="fec_mac=${fecmac_val} init=/init"</text:span></text:p>
            <text:p text:style-name="P24"><text:span text:style-name="T17">CONFIG_DEFAULT_MAC01="1E:ED:19:27:1A:B3"</text:span></text:p>
            <text:p text:style-name="P24"><text:span text:style-name="T17">CONFIG_BOOTARGS_HDMI="video=mxcfb0:dev=hdmi,1920x1080M@60,if=RGB24,bpp=32 video=mxcfb1:off video=mxcfb2:off"</text:span></text:p>
            <text:p text:style-name="P24"><text:span text:style-name="T17">CONFIG_BOOTARGS_VGA="video=mxcfb0:dev=lcd,${def_video},if=RGB24,bpp=32 video=mxcfb1:off video=mxcfb2:off"</text:span></text:p>
            <text:p text:style-name="P24"><text:span text:style-name="T17">CONFIG_BOOTARGS_DUAL_HDMI="video=mxcfb1:dev=lcd,${def_video},if=RGB24,bpp=32 video=mxcfb0:dev=hdmi,1920x1080M@60,if=RGB24,bpp=32 video=mxcfb2:off"</text:span></text:p>
            <text:p text:style-name="P24"><text:span text:style-name="T17">CONFIG_BOOTARGS_GUIMEM="fbmem=28M,28M gpumem=176M vmalloc=400M ldb=spl0"</text:span></text:p>
            <text:p text:style-name="P24"><text:span text:style-name="T17">CONFIG_GUIPORT="dual-hdmi"</text:span></text:p>
            <text:p text:style-name="P24"><text:span text:style-name="T17">CONFIG_UBOOT_MMCNUM="2"</text:span></text:p>
            <text:p text:style-name="P24"><text:span text:style-name="T17">CONFIG_UPDATEROOT="/dev/mmcblk1p1"</text:span></text:p>
            <text:p text:style-name="P24"><text:span text:style-name="T17">CONFIG_VGA_VIDEO="1024x768@60"</text:span></text:p>
            <text:p text:style-name="P24"><text:span text:style-name="T17">CONFIG_DEF_LOADADDR=0x10880000</text:span></text:p>
            <text:p text:style-name="P24"><text:span text:style-name="T17">CONFIG_DTB_LOADADDR=0x10800000</text:span></text:p>
            <text:p text:style-name="P24"><text:span text:style-name="T17">CONFIG_RD_LOADADDR=0x11400000</text:span></text:p>
            <text:p text:style-name="P26"><text:span text:style-name="T17">CONFIG_SYS_TEXT_BASE=0x278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>
          <draw:text-box>
            <text:p text:style-name="P17"><text:span text:style-name="T3">EMMC config</text:span></text:p>
          </draw:text-box>
        </draw:frame>
        <draw:frame draw:style-name="gr19" draw:text-style-name="P28" draw:layer="layout" svg:width="26.162cm" svg:height="13.817cm" svg:x="0.762cm" svg:y="3.201cm">
          <draw:text-box>
            <text:p text:style-name="P24"><text:span text:style-name="T17">eMMC 4.3 : 2bootparts, 1userarea; eMMC4.4 : 2bootparts, 1userarea, 1RPMB</text:span></text:p>
            <text:p text:style-name="P24"><text:span text:style-name="T17">Uboot =&gt; mmc partconf dev boot_ack boot_partition partition_access</text:span></text:p>
            <text:p text:style-name="P24"><text:span text:style-name="T17"><text:tab/></text:span><text:span text:style-name="T17">Example : mmc partconf 2 1 1 1</text:span><text:span text:style-name="T17"><text:tab/></text:span><text:span text:style-name="T17">=&gt; bootstart at mmcblk0boot0</text:span></text:p>
            <text:p text:style-name="P24"><text:span text:style-name="T17"><text:tab/></text:span><text:span text:style-name="T17"><text:tab/></text:span><text:span text:style-name="T17"> <text:s text:c="4"/></text:span><text:span text:style-name="T17">mmc partconf 2 1 2 2</text:span><text:span text:style-name="T17"><text:tab/></text:span><text:span text:style-name="T17">=&gt; bootstart at mmcblk0boot1</text:span></text:p>
            <text:p text:style-name="P24"><text:span text:style-name="T17"/></text:p>
            <text:p text:style-name="P24"><text:span text:style-name="T17">Kernel=&gt; /sys/class/mmc_host/mmc*/mmc*:0001/*</text:span></text:p>
            <text:p text:style-name="P24"><text:span text:style-name="T17"><text:tab/></text:span><text:span text:style-name="T17"><text:tab/></text:span><text:span text:style-name="T17">boot_info</text:span><text:span text:style-name="T17"><text:tab/></text:span><text:span text:style-name="T17">=&gt; show bootpart information</text:span></text:p>
            <text:p text:style-name="P24"><text:span text:style-name="T17"><text:tab/></text:span><text:span text:style-name="T17"><text:tab/></text:span><text:span text:style-name="T17">boot_bus_config=&gt; set bootpart bus width : Ext177 bits[1:0] : width 0=1, 1= 4, 2=8 ; bits[4:3]: 0=SN, 1=SH, 2=D <text:s/></text:span></text:p>
            <text:p text:style-name="P24"><text:span text:style-name="T17"><text:tab/></text:span><text:span text:style-name="T17"><text:tab/></text:span><text:span text:style-name="T17">boot_config</text:span><text:span text:style-name="T17"><text:tab/></text:span><text:span text:style-name="T17">=&gt; set bootpart : Ext179 : Access bits[2:0] 0=Dis, 1=P1, 2=P2; Enable bits[5:3] 0=Dis, 1=P1, 2=P2, 7=User; Ack bit[6]</text:span></text:p>
            <text:p text:style-name="P24"><text:span text:style-name="T17"><text:tab/></text:span><text:span text:style-name="T17"><text:tab/></text:span></text:p>
          </draw:text-box>
        </draw:frame>
        <draw:custom-shape draw:style-name="gr15" draw:text-style-name="P13" draw:layer="layout" svg:width="3.048cm" svg:height="2.286cm" svg:x="5.334cm" svg:y="9.398cm">
          <text:p text:style-name="P13">bootpart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2.54cm" svg:y="9.177cm">
          <draw:text-box>
            <text:p><text:span text:style-name="T18">0x00000000</text:span></text:p>
          </draw:text-box>
        </draw:frame>
        <draw:custom-shape draw:style-name="gr15" draw:text-style-name="P13" draw:layer="layout" svg:width="3.048cm" svg:height="2.286cm" svg:x="5.334cm" svg:y="12.954cm">
          <text:p text:style-name="P13">bootpart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2.54cm" svg:y="12.733cm">
          <draw:text-box>
            <text:p><text:span text:style-name="T18">0x00000000</text:span></text:p>
          </draw:text-box>
        </draw:frame>
        <draw:custom-shape draw:style-name="gr15" draw:text-style-name="P13" draw:layer="layout" svg:width="3.048cm" svg:height="5.08cm" svg:x="13.462cm" svg:y="9.398cm">
          <text:p text:style-name="P13">User are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10.668cm" svg:y="9.177cm">
          <draw:text-box>
            <text:p><text:span text:style-name="T18">0x00000000</text:span></text:p>
          </draw:text-box>
        </draw:frame>
        <draw:custom-shape draw:style-name="gr15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2.541cm" svg:y="9.178cm">
          <draw:text-box>
            <text:p><text:span text:style-name="T18">0x00000000</text:span></text:p>
          </draw:text-box>
        </draw:frame>
        <draw:custom-shape draw:style-name="gr15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2.541cm" svg:y="9.178cm">
          <draw:text-box>
            <text:p><text:span text:style-name="T18">0x00000000</text:span></text:p>
          </draw:text-box>
        </draw:frame>
        <draw:custom-shape draw:style-name="gr15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9" draw:layer="layout" svg:width="3.556cm" svg:height="0.729cm" svg:x="2.541cm" svg:y="9.178cm">
          <draw:text-box>
            <text:p><text:span text:style-name="T18">0x000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2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8-29T09:56:21.406158316</dc:date>
    <meta:editing-duration>PT6H42M58S</meta:editing-duration>
    <meta:editing-cycles>62</meta:editing-cycles>
    <meta:document-statistic meta:object-count="300"/>
  </office:meta>
</office:document-meta>
</file>